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0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solid" svg:stroke-width="0.017cm" svg:stroke-color="#000000" draw:marker-end="EndMarker_5f_1" draw:marker-end-width="0.297cm" svg:stroke-opacity="100%" draw:stroke-linejoin="round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17cm" svg:stroke-color="#000000" draw:marker-end="EndMarker_5f_2" draw:marker-end-width="0.297cm" svg:stroke-opacity="100%" draw:stroke-linejoin="round" draw:fill="none" fo:padding-top="0.133cm" fo:padding-bottom="0.133cm" fo:padding-left="0.258cm" fo:padding-right="0.258cm"/>
    </style:style>
    <style:style style:name="gr9" style:family="graphic" style:parent-style-name="standard">
      <style:graphic-properties draw:stroke="solid" svg:stroke-width="0.017cm" svg:stroke-color="#000000" draw:marker-end="EndMarker_5f_3" draw:marker-end-width="0.297cm" svg:stroke-opacity="100%" draw:stroke-linejoin="round" draw:fill="none" fo:padding-top="0.133cm" fo:padding-bottom="0.133cm" fo:padding-left="0.258cm" fo:padding-right="0.258cm"/>
    </style:style>
    <style:style style:name="gr10" style:family="graphic" style:parent-style-name="standard">
      <style:graphic-properties draw:stroke="solid" svg:stroke-width="0.017cm" svg:stroke-color="#000000" draw:marker-end="EndMarker_5f_4" draw:marker-end-width="0.297cm" svg:stroke-opacity="100%" draw:stroke-linejoin="round" draw:fill="none" fo:padding-top="0.133cm" fo:padding-bottom="0.133cm" fo:padding-left="0.258cm" fo:padding-right="0.25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968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17cm" svg:stroke-color="#000000" draw:marker-end="EndMarker_5f_5" draw:marker-end-width="0.297cm" svg:stroke-opacity="100%" draw:stroke-linejoin="round" draw:fill="none" fo:padding-top="0.133cm" fo:padding-bottom="0.133cm" fo:padding-left="0.258cm" fo:padding-right="0.258cm"/>
    </style:style>
    <style:style style:name="gr13" style:family="graphic" style:parent-style-name="standard">
      <style:graphic-properties draw:stroke="solid" svg:stroke-width="0.017cm" svg:stroke-color="#000000" draw:marker-end="EndMarker_5f_6" draw:marker-end-width="0.297cm" svg:stroke-opacity="100%" draw:stroke-linejoin="round" draw:fill="none" fo:padding-top="0.133cm" fo:padding-bottom="0.133cm" fo:padding-left="0.258cm" fo:padding-right="0.258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17cm" svg:stroke-color="#000000" draw:marker-end="EndMarker_5f_7" draw:marker-end-width="0.297cm" svg:stroke-opacity="100%" draw:stroke-linejoin="round" draw:fill="none" fo:padding-top="0.133cm" fo:padding-bottom="0.133cm" fo:padding-left="0.258cm" fo:padding-right="0.258cm"/>
    </style:style>
    <style:style style:name="gr16" style:family="graphic" style:parent-style-name="standard">
      <style:graphic-properties draw:stroke="solid" svg:stroke-width="0.017cm" svg:stroke-color="#000000" draw:marker-end="EndMarker_5f_8" draw:marker-end-width="0.297cm" svg:stroke-opacity="100%" draw:stroke-linejoin="round" draw:fill="none" fo:padding-top="0.133cm" fo:padding-bottom="0.133cm" fo:padding-left="0.258cm" fo:padding-right="0.25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2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17cm" svg:stroke-color="#000000" draw:marker-end="EndMarker_5f_9" draw:marker-end-width="0.297cm" svg:stroke-opacity="100%" draw:stroke-linejoin="round" draw:fill="none" fo:padding-top="0.133cm" fo:padding-bottom="0.133cm" fo:padding-left="0.258cm" fo:padding-right="0.258cm"/>
    </style:style>
    <style:style style:name="gr19" style:family="graphic" style:parent-style-name="standard">
      <style:graphic-properties draw:stroke="solid" svg:stroke-width="0.017cm" svg:stroke-color="#000000" draw:marker-end="EndMarker_5f_10" draw:marker-end-width="0.297cm" svg:stroke-opacity="100%" draw:stroke-linejoin="round" draw:fill="none" fo:padding-top="0.133cm" fo:padding-bottom="0.133cm" fo:padding-left="0.258cm" fo:padding-right="0.258cm"/>
    </style:style>
    <style:style style:name="gr20" style:family="graphic" style:parent-style-name="standard">
      <style:graphic-properties draw:stroke="solid" svg:stroke-width="0.017cm" svg:stroke-color="#000000" draw:marker-end="EndMarker_5f_11" draw:marker-end-width="0.297cm" svg:stroke-opacity="100%" draw:stroke-linejoin="round" draw:fill="none" fo:padding-top="0.133cm" fo:padding-bottom="0.133cm" fo:padding-left="0.258cm" fo:padding-right="0.258cm"/>
    </style:style>
    <style:style style:name="gr21" style:family="graphic" style:parent-style-name="standard">
      <style:graphic-properties draw:stroke="solid" svg:stroke-width="0.017cm" svg:stroke-color="#000000" draw:marker-end="EndMarker_5f_12" draw:marker-end-width="0.297cm" svg:stroke-opacity="100%" draw:stroke-linejoin="round" draw:fill="none" fo:padding-top="0.133cm" fo:padding-bottom="0.133cm" fo:padding-left="0.258cm" fo:padding-right="0.258cm"/>
    </style:style>
    <style:style style:name="gr22" style:family="graphic" style:parent-style-name="standard">
      <style:graphic-properties draw:stroke="solid" svg:stroke-width="0.017cm" svg:stroke-color="#000000" draw:marker-end="EndMarker_5f_13" draw:marker-end-width="0.297cm" svg:stroke-opacity="100%" draw:stroke-linejoin="round" draw:fill="none" fo:padding-top="0.133cm" fo:padding-bottom="0.133cm" fo:padding-left="0.258cm" fo:padding-right="0.258cm"/>
    </style:style>
    <style:style style:name="gr23" style:family="graphic" style:parent-style-name="standard">
      <style:graphic-properties draw:stroke="solid" svg:stroke-width="0.017cm" svg:stroke-color="#000000" draw:marker-end="EndMarker_5f_14" draw:marker-end-width="0.297cm" svg:stroke-opacity="100%" draw:stroke-linejoin="round" draw:fill="none" fo:padding-top="0.133cm" fo:padding-bottom="0.133cm" fo:padding-left="0.258cm" fo:padding-right="0.258cm"/>
    </style:style>
    <style:style style:name="gr24" style:family="graphic" style:parent-style-name="standard">
      <style:graphic-properties draw:stroke="solid" svg:stroke-width="0.017cm" svg:stroke-color="#000000" draw:marker-end="EndMarker_5f_15" draw:marker-end-width="0.297cm" svg:stroke-opacity="100%" draw:stroke-linejoin="round" draw:fill="none" fo:padding-top="0.133cm" fo:padding-bottom="0.133cm" fo:padding-left="0.258cm" fo:padding-right="0.258cm"/>
    </style:style>
    <style:style style:name="gr25" style:family="graphic" style:parent-style-name="standard">
      <style:graphic-properties draw:stroke="solid" svg:stroke-width="0.017cm" svg:stroke-color="#000000" draw:marker-end="EndMarker_5f_16" draw:marker-end-width="0.297cm" svg:stroke-opacity="100%" draw:stroke-linejoin="round" draw:fill="none" fo:padding-top="0.133cm" fo:padding-bottom="0.133cm" fo:padding-left="0.258cm" fo:padding-right="0.258cm"/>
    </style:style>
    <style:style style:name="gr26" style:family="graphic" style:parent-style-name="standard">
      <style:graphic-properties draw:stroke="solid" svg:stroke-width="0.017cm" svg:stroke-color="#000000" draw:marker-end="EndMarker_5f_17" draw:marker-end-width="0.297cm" svg:stroke-opacity="100%" draw:stroke-linejoin="round" draw:fill="none" fo:padding-top="0.133cm" fo:padding-bottom="0.133cm" fo:padding-left="0.258cm" fo:padding-right="0.258cm"/>
    </style:style>
    <style:style style:name="gr27" style:family="graphic" style:parent-style-name="standard">
      <style:graphic-properties draw:stroke="solid" svg:stroke-width="0.017cm" svg:stroke-color="#000000" draw:marker-end="EndMarker_5f_18" draw:marker-end-width="0.297cm" svg:stroke-opacity="100%" draw:stroke-linejoin="round" draw:fill="none" fo:padding-top="0.133cm" fo:padding-bottom="0.133cm" fo:padding-left="0.258cm" fo:padding-right="0.258cm"/>
    </style:style>
    <style:style style:name="gr28" style:family="graphic" style:parent-style-name="standard">
      <style:graphic-properties draw:stroke="solid" svg:stroke-width="0.017cm" svg:stroke-color="#000000" draw:marker-end="EndMarker_5f_19" draw:marker-end-width="0.297cm" svg:stroke-opacity="100%" draw:stroke-linejoin="round" draw:fill="none" fo:padding-top="0.133cm" fo:padding-bottom="0.133cm" fo:padding-left="0.258cm" fo:padding-right="0.258cm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1.718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ff0000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1.904cm" svg:height="0.899cm" svg:x="10.047cm" svg:y="5.7cm" svg:viewBox="0 0 1905 900" draw:points="0,900 1905,900 1905,0 0,0">
            <text:p/>
          </draw:polygon>
          <draw:polygon draw:style-name="gr2" draw:layer="layout" svg:width="1.904cm" svg:height="0.899cm" svg:x="10.047cm" svg:y="5.7cm" svg:viewBox="0 0 1905 900" draw:points="0,900 1905,900 1905,0 0,0">
            <text:p/>
          </draw:polygon>
        </draw:g>
        <draw:frame draw:style-name="gr3" draw:layer="layout" svg:width="1.905cm" svg:height="0.889cm" svg:x="10.047cm" svg:y="5.711cm">
          <draw:text-box>
            <text:p text:style-name="P1"><text:span text:style-name="T1">stopped</text:span></text:p>
          </draw:text-box>
        </draw:frame>
        <draw:g>
          <draw:path draw:style-name="gr4" draw:layer="layout" svg:width="0.598cm" svg:height="0.599cm" svg:x="10.7cm" svg:y="2.7cm" svg:viewBox="0 0 599 600" svg:d="m0 300v0c0-55 13-102 40-150 28-47 62-82 110-109 47-28 94-41 149-41 56 0 103 13 150 41 48 27 82 62 110 109 27 48 40 95 40 150v0 0c0 55-13 102-40 150-28 47-62 82-110 109-47 28-94 41-149 41-56 0-103-13-150-41-48-27-82-62-110-109-27-48-40-95-40-150z">
            <text:p/>
          </draw:path>
          <draw:path draw:style-name="gr5" draw:layer="layout" svg:width="0.598cm" svg:height="0.599cm" svg:x="10.7cm" svg:y="2.7cm" svg:viewBox="0 0 599 600" svg:d="m0 300v0c0-55 13-102 40-150 28-47 62-82 110-109 47-28 94-41 149-41 56 0 103 13 150 41 48 27 82 62 110 109 27 48 40 95 40 150v0 0c0 55-13 102-40 150-28 47-62 82-110 109-47 28-94 41-149 41-56 0-103-13-150-41-48-27-82-62-110-109-27-48-40-95-40-150z">
            <text:p/>
          </draw:path>
        </draw:g>
        <draw:line draw:style-name="gr6" draw:layer="layout" svg:x1="11cm" svg:y1="3.3cm" svg:x2="11cm" svg:y2="5.7cm">
          <text:p/>
        </draw:line>
        <draw:g>
          <draw:polygon draw:style-name="gr1" draw:layer="layout" svg:width="1.904cm" svg:height="0.898cm" svg:x="10.047cm" svg:y="9.65cm" svg:viewBox="0 0 1905 899" draw:points="0,899 1905,899 1905,0 0,0">
            <text:p/>
          </draw:polygon>
          <draw:polygon draw:style-name="gr2" draw:layer="layout" svg:width="1.904cm" svg:height="0.898cm" svg:x="10.047cm" svg:y="9.65cm" svg:viewBox="0 0 1905 899" draw:points="0,899 1905,899 1905,0 0,0">
            <text:p/>
          </draw:polygon>
        </draw:g>
        <draw:frame draw:style-name="gr3" draw:layer="layout" svg:width="1.905cm" svg:height="0.889cm" svg:x="10.047cm" svg:y="9.661cm">
          <draw:text-box>
            <text:p text:style-name="P1"><text:span text:style-name="T1">starting</text:span></text:p>
          </draw:text-box>
        </draw:frame>
        <draw:frame draw:style-name="gr7" draw:layer="layout" svg:width="3.5cm" svg:height="1.363cm" svg:x="11cm" svg:y="7.019cm">
          <draw:text-box>
            <text:p text:style-name="P2"><text:span text:style-name="T1">StartAsync()</text:span><text:span text:style-name="T1"><text:line-break/></text:span><text:span text:style-name="T2">/RequestStartSampling()</text:span><text:span text:style-name="T2"><text:line-break/></text:span><text:span text:style-name="T2">attempts := n</text:span></text:p>
          </draw:text-box>
        </draw:frame>
        <draw:line draw:style-name="gr8" draw:layer="layout" svg:x1="11cm" svg:y1="6.6cm" svg:x2="11cm" svg:y2="9.649cm">
          <text:p/>
        </draw:line>
        <draw:g>
          <draw:polygon draw:style-name="gr1" draw:layer="layout" svg:width="1.904cm" svg:height="0.898cm" svg:x="10.047cm" svg:y="14.7cm" svg:viewBox="0 0 1905 899" draw:points="0,899 1905,899 1905,0 0,0">
            <text:p/>
          </draw:polygon>
          <draw:polygon draw:style-name="gr2" draw:layer="layout" svg:width="1.904cm" svg:height="0.898cm" svg:x="10.047cm" svg:y="14.7cm" svg:viewBox="0 0 1905 899" draw:points="0,899 1905,899 1905,0 0,0">
            <text:p/>
          </draw:polygon>
        </draw:g>
        <draw:frame draw:style-name="gr3" draw:layer="layout" svg:width="1.905cm" svg:height="0.889cm" svg:x="10.047cm" svg:y="14.711cm">
          <draw:text-box>
            <text:p text:style-name="P1"><text:span text:style-name="T1">running</text:span></text:p>
          </draw:text-box>
        </draw:frame>
        <draw:line draw:style-name="gr9" draw:layer="layout" svg:x1="11cm" svg:y1="10.55cm" svg:x2="11cm" svg:y2="14.7cm">
          <text:p/>
        </draw:line>
        <draw:frame draw:style-name="gr7" draw:layer="layout" svg:width="2.25cm" svg:height="0.601cm" svg:x="11cm" svg:y="12.15cm">
          <draw:text-box>
            <text:p text:style-name="P2"><text:span text:style-name="T1">OnRun_WQ()</text:span></text:p>
          </draw:text-box>
        </draw:frame>
        <draw:path draw:style-name="gr10" draw:layer="layout" svg:width="5.546cm" svg:height="8.999cm" svg:x="11.952cm" svg:y="6.15cm" svg:viewBox="0 0 5547 9000" svg:d="m0 8999c5547 50 5547-2190 5547-4431 0-2259 0-4519-5547-4568v0">
          <text:p/>
        </draw:path>
        <draw:frame draw:style-name="gr11" draw:layer="layout" svg:width="7.375cm" svg:height="1.363cm" draw:transform="rotate (1.5707963267949) translate (17.444cm 14.075cm)">
          <draw:text-box>
            <text:p text:style-name="P2"><text:span text:style-name="T1">OnStop_WQ(Trigger Timeout) </text:span><text:span text:style-name="T3">or</text:span><text:span text:style-name="T3"><text:line-break/></text:span><text:span text:style-name="T1">OnStop_WQ(Sample() returned false) </text:span><text:span text:style-name="T3">or</text:span><text:span text:style-name="T3"><text:line-break/></text:span><text:span text:style-name="T1">(OnStop_WQ(PLL Loss Of Lock) </text:span><text:span text:style-name="T3">and</text:span><text:span text:style-name="T1"> attempts == 0)</text:span></text:p>
          </draw:text-box>
        </draw:frame>
        <draw:g>
          <draw:polygon draw:style-name="gr1" draw:layer="layout" svg:width="1.997cm" svg:height="0.898cm" svg:x="3.001cm" svg:y="9.65cm" svg:viewBox="0 0 1998 899" draw:points="0,899 1998,899 1998,0 0,0">
            <text:p/>
          </draw:polygon>
          <draw:polygon draw:style-name="gr2" draw:layer="layout" svg:width="1.997cm" svg:height="0.898cm" svg:x="3.001cm" svg:y="9.65cm" svg:viewBox="0 0 1998 899" draw:points="0,899 1998,899 1998,0 0,0">
            <text:p/>
          </draw:polygon>
        </draw:g>
        <draw:frame draw:style-name="gr3" draw:layer="layout" svg:width="1.998cm" svg:height="0.889cm" svg:x="3.001cm" svg:y="9.661cm">
          <draw:text-box>
            <text:p text:style-name="P1"><text:span text:style-name="T1">stopPending</text:span></text:p>
          </draw:text-box>
        </draw:frame>
        <draw:path draw:style-name="gr12" draw:layer="layout" svg:width="1.389cm" svg:height="1.523cm" svg:x="9.133cm" svg:y="4.401cm" svg:viewBox="0 0 1390 1524" svg:d="m1390 1299c-123-1250-852-1419-1201-1238-323 168-321 638 725 1463v0">
          <text:p/>
        </draw:path>
        <draw:frame draw:style-name="gr7" draw:layer="layout" svg:width="4cm" svg:height="0.982cm" svg:x="6.25cm" svg:y="3.459cm">
          <draw:text-box>
            <text:p text:style-name="P3"><text:span text:style-name="T1">StopAsync()</text:span><text:span text:style-name="T1"><text:line-break/></text:span><text:span text:style-name="T1">(returns alreadyStopped)</text:span></text:p>
          </draw:text-box>
        </draw:frame>
        <draw:line draw:style-name="gr13" draw:layer="layout" svg:x1="10.047cm" svg:y1="10.1cm" svg:x2="4.999cm" svg:y2="10.1cm">
          <text:p/>
        </draw:line>
        <draw:frame draw:style-name="gr14" draw:layer="layout" svg:width="3.5cm" svg:height="1cm" svg:x="6.45cm" svg:y="10cm">
          <draw:text-box>
            <text:p text:style-name="P2"><text:span text:style-name="T1">StopAsync()</text:span><text:span text:style-name="T1"><text:line-break/></text:span><text:span text:style-name="T2">/RequestStopSampling()</text:span></text:p>
          </draw:text-box>
        </draw:frame>
        <draw:path draw:style-name="gr15" draw:layer="layout" svg:width="6.046cm" svg:height="4.599cm" svg:x="4cm" svg:y="10.55cm" svg:viewBox="0 0 6047 4600" svg:d="m6047 4600c-1512 0-3865 0-4997-929-1050-861-1050-2521-1050-3671v0">
          <text:p/>
        </draw:path>
        <draw:frame draw:style-name="gr14" draw:layer="layout" svg:width="3.5cm" svg:height="1cm" svg:x="4.75cm" svg:y="14.8cm">
          <draw:text-box>
            <text:p text:style-name="P2"><text:span text:style-name="T1">StopAsync()</text:span><text:span text:style-name="T1"><text:line-break/></text:span><text:span text:style-name="T2">/RequestStopSampling()</text:span></text:p>
          </draw:text-box>
        </draw:frame>
        <draw:g>
          <draw:polygon draw:style-name="gr1" draw:layer="layout" svg:width="3.048cm" svg:height="0.899cm" svg:x="2.475cm" svg:y="5.7cm" svg:viewBox="0 0 3049 900" draw:points="0,900 3049,900 3049,0 0,0">
            <text:p/>
          </draw:polygon>
          <draw:polygon draw:style-name="gr2" draw:layer="layout" svg:width="3.048cm" svg:height="0.899cm" svg:x="2.475cm" svg:y="5.7cm" svg:viewBox="0 0 3049 900" draw:points="0,900 3049,900 3049,0 0,0">
            <text:p/>
          </draw:polygon>
        </draw:g>
        <draw:frame draw:style-name="gr3" draw:layer="layout" svg:width="3.05cm" svg:height="0.889cm" svg:x="2.475cm" svg:y="5.711cm">
          <draw:text-box>
            <text:p text:style-name="P1"><text:span text:style-name="T1">stoppedStopPending</text:span></text:p>
          </draw:text-box>
        </draw:frame>
        <draw:path draw:style-name="gr16" draw:layer="layout" svg:width="5.523cm" svg:height="3.273cm" svg:x="4.999cm" svg:y="6.6cm" svg:viewBox="0 0 5524 3274" svg:d="m0 3274c2300-75 2809-21 3606-197 689-153 1594-478 1918-3077v0">
          <text:p/>
        </draw:path>
        <draw:frame draw:style-name="gr7" draw:layer="layout" svg:width="3.75cm" svg:height="0.601cm" svg:x="5.25cm" svg:y="9.15cm">
          <draw:text-box>
            <text:p text:style-name="P3"><text:span text:style-name="T1">OnStop_WQ(by request)</text:span></text:p>
          </draw:text-box>
        </draw:frame>
        <draw:frame draw:style-name="gr17" draw:layer="layout" svg:width="6cm" svg:height="1.5cm" svg:x="4cm" svg:y="7.2cm">
          <draw:text-box>
            <text:p text:style-name="P2"><text:span text:style-name="T1">OnStop_WQ(Trigger Timeout) </text:span><text:span text:style-name="T3">or</text:span><text:span text:style-name="T3"><text:line-break/></text:span><text:span text:style-name="T1">OnStop_WQ(Sample() returned false) </text:span><text:span text:style-name="T3">or</text:span><text:span text:style-name="T3"><text:line-break/></text:span><text:span text:style-name="T1">OnStop_WQ(PLL Loss Of Lock)</text:span></text:p>
          </draw:text-box>
        </draw:frame>
        <draw:line draw:style-name="gr18" draw:layer="layout" svg:x1="4cm" svg:y1="9.649cm" svg:x2="4cm" svg:y2="6.6cm">
          <text:p/>
        </draw:line>
        <draw:line draw:style-name="gr19" draw:layer="layout" svg:x1="5.525cm" svg:y1="6.15cm" svg:x2="10.047cm" svg:y2="6.15cm">
          <text:p/>
        </draw:line>
        <draw:frame draw:style-name="gr7" draw:layer="layout" svg:width="3.5cm" svg:height="0.601cm" svg:x="6.15cm" svg:y="6.15cm">
          <draw:text-box>
            <text:p text:style-name="P1"><text:span text:style-name="T1">OnStop_WQ(by request)</text:span></text:p>
          </draw:text-box>
        </draw:frame>
        <draw:path draw:style-name="gr20" draw:layer="layout" svg:width="1.088cm" svg:height="0.941cm" svg:x="11.476cm" svg:y="10.325cm" svg:viewBox="0 0 1089 942" svg:d="m476 0c547 0 730 569 541 815-196 255-794 160-1017-590v0">
          <text:p/>
        </draw:path>
        <draw:frame draw:style-name="gr7" draw:layer="layout" svg:width="4.05cm" svg:height="0.982cm" svg:x="12.5cm" svg:y="10.709cm">
          <draw:text-box>
            <text:p text:style-name="P2"><text:span text:style-name="T1">StartAsync()</text:span><text:span text:style-name="T1"><text:line-break/></text:span><text:span text:style-name="T1">(returns alreadyStarted)</text:span></text:p>
          </draw:text-box>
        </draw:frame>
        <draw:path draw:style-name="gr21" draw:layer="layout" svg:width="1.103cm" svg:height="1.015cm" svg:x="11.476cm" svg:y="15.375cm" svg:viewBox="0 0 1104 1016" svg:d="m476 0c586 0 745 609 546 877-198 267-749 198-1022-652v0">
          <text:p/>
        </draw:path>
        <draw:frame draw:style-name="gr7" draw:layer="layout" svg:width="4cm" svg:height="0.982cm" svg:x="12.5cm" svg:y="15.959cm">
          <draw:text-box>
            <text:p text:style-name="P2"><text:span text:style-name="T1">StartAsync()</text:span><text:span text:style-name="T1"><text:line-break/></text:span><text:span text:style-name="T1">(returns alreadyRunning)</text:span></text:p>
          </draw:text-box>
        </draw:frame>
        <draw:path draw:style-name="gr22" draw:layer="layout" svg:width="1.758cm" svg:height="0.926cm" svg:x="1.741cm" svg:y="10.324cm" svg:viewBox="0 0 1759 927" svg:d="m1759 226c-201 650-1094 967-1608 426-235-248-392-675 1108-651v0">
          <text:p/>
        </draw:path>
        <draw:frame draw:style-name="gr14" draw:layer="layout" svg:width="2.5cm" svg:height="1.363cm" svg:x="1cm" svg:y="11.269cm">
          <draw:text-box>
            <text:p text:style-name="P2"><text:span text:style-name="T1">StopAsync()</text:span><text:span text:style-name="T1"><text:line-break/></text:span><text:span text:style-name="T1">(returns alreadyStopping)</text:span></text:p>
          </draw:text-box>
        </draw:frame>
        <draw:path draw:style-name="gr23" draw:layer="layout" svg:width="1.743cm" svg:height="1.03cm" svg:x="1.756cm" svg:y="8.845cm" svg:viewBox="0 0 1744 1031" svg:d="m1744 805c-200-750-1064-1081-1574-532-258 278-425 782 1075 757v0">
          <text:p/>
        </draw:path>
        <draw:path draw:style-name="gr24" draw:layer="layout" svg:width="1.614cm" svg:height="0.992cm" svg:x="1.622cm" svg:y="4.932cm" svg:viewBox="0 0 1615 993" svg:d="m853 993c-974-225-955-626-714-834 365-313 1239-190 1476 609v0">
          <text:p/>
        </draw:path>
        <draw:frame draw:style-name="gr14" draw:layer="layout" svg:width="2.6cm" svg:height="1.363cm" svg:x="3.7cm" svg:y="3.569cm">
          <draw:text-box>
            <text:p text:style-name="P2"><text:span text:style-name="T1">StopAsync()</text:span><text:span text:style-name="T1"><text:line-break/></text:span><text:span text:style-name="T1">(returns alreadyStopping)</text:span></text:p>
          </draw:text-box>
        </draw:frame>
        <draw:path draw:style-name="gr25" draw:layer="layout" svg:width="0.797cm" svg:height="0.748cm" svg:x="4cm" svg:y="4.95cm" svg:viewBox="0 0 798 749" svg:d="m0 749c0-999 999-999 762 0v0">
          <text:p/>
        </draw:path>
        <draw:path draw:style-name="gr26" draw:layer="layout" svg:width="2.35cm" svg:height="3.724cm" svg:x="11.952cm" svg:y="6.15cm" svg:viewBox="0 0 2351 3725" svg:d="m0 3724c1847 25 2299-852 2347-1780 49-923-300-1895-2347-1944v0">
          <text:p/>
        </draw:path>
        <draw:frame draw:style-name="gr7" draw:layer="layout" svg:width="4.5cm" svg:height="0.601cm" svg:x="13cm" svg:y="9.65cm">
          <draw:text-box>
            <text:p text:style-name="P2"><text:span text:style-name="T1">OnStop_WQ(Trigger Timeout)</text:span></text:p>
          </draw:text-box>
        </draw:frame>
        <draw:path draw:style-name="gr27" draw:layer="layout" svg:width="1.461cm" svg:height="0.868cm" svg:x="4.5cm" svg:y="10.325cm" svg:viewBox="0 0 1462 869" svg:d="m0 225c223 375 810 933 1318 467 197-182 382-517-819-692v0">
          <text:p/>
        </draw:path>
        <draw:frame draw:style-name="gr7" draw:layer="layout" svg:width="2.25cm" svg:height="0.601cm" svg:x="5cm" svg:y="11.15cm">
          <draw:text-box>
            <text:p text:style-name="P2"><text:span text:style-name="T1">OnRun_WQ()</text:span></text:p>
          </draw:text-box>
        </draw:frame>
        <draw:line draw:style-name="gr28" draw:layer="layout" svg:x1="10.524cm" svg:y1="14.7cm" svg:x2="10.524cm" svg:y2="10.55cm">
          <text:p/>
        </draw:line>
        <draw:frame draw:style-name="gr29" draw:layer="layout" svg:width="5cm" svg:height="2cm" svg:x="5.7cm" svg:y="12.2cm">
          <draw:text-box>
            <text:p text:style-name="P2"><text:span text:style-name="T1">OnStop_WQ(PLL Loss Of Lock) </text:span><text:span text:style-name="T3">and</text:span><text:span text:style-name="T3"><text:line-break/></text:span><text:span text:style-name="T1">attempts != 0</text:span><text:span text:style-name="T1"><text:line-break/></text:span><text:span text:style-name="T2">/attempts--</text:span><text:span text:style-name="T2"><text:line-break/></text:span><text:span text:style-name="T2">RequestStartSampling()</text:span></text:p>
          </draw:text-box>
        </draw:frame>
        <draw:frame draw:style-name="gr14" draw:layer="layout" svg:width="2.5cm" svg:height="1.363cm" svg:x="1cm" svg:y="3.569cm">
          <draw:text-box>
            <text:p text:style-name="P2"><text:span text:style-name="T1">StartAsync()</text:span><text:span text:style-name="T1"><text:line-break/></text:span><text:span text:style-name="T1">(returns alreadyStopping)</text:span></text:p>
          </draw:text-box>
        </draw:frame>
        <draw:frame draw:style-name="gr14" draw:layer="layout" svg:width="2.5cm" svg:height="1.363cm" svg:x="1cm" svg:y="7.519cm">
          <draw:text-box>
            <text:p text:style-name="P2"><text:span text:style-name="T1">StartAsync()</text:span><text:span text:style-name="T1"><text:line-break/></text:span><text:span text:style-name="T1">(returns alreadyStopping)</text:span></text:p>
          </draw:text-box>
        </draw:frame>
        <draw:frame draw:style-name="gr14" draw:layer="layout" svg:width="19cm" svg:height="1cm" svg:x="1cm" svg:y="0.7cm">
          <draw:text-box>
            <text:p text:style-name="P1"><text:span text:style-name="T4">State chart for the internal state machine of class TTCEStartStopCtr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8 31" svg:d="m10-8-14 28 6 3 8-16 8 16 6-3z"/>
    <draw:marker draw:name="EndMarker_5f_10" draw:display-name="EndMarker_10" svg:viewBox="0 0 28 31" svg:d="m10-8-14 28 6 3 8-16 8 16 6-3z"/>
    <draw:marker draw:name="EndMarker_5f_11" draw:display-name="EndMarker_11" svg:viewBox="0 0 28 31" svg:d="m10-8-14 28 6 3 8-16 8 16 6-3z"/>
    <draw:marker draw:name="EndMarker_5f_12" draw:display-name="EndMarker_12" svg:viewBox="0 0 28 31" svg:d="m10-8-14 28 6 3 8-16 8 16 6-3z"/>
    <draw:marker draw:name="EndMarker_5f_13" draw:display-name="EndMarker_13" svg:viewBox="0 0 28 31" svg:d="m10-8-14 28 6 3 8-16 8 16 6-3z"/>
    <draw:marker draw:name="EndMarker_5f_14" draw:display-name="EndMarker_14" svg:viewBox="0 0 28 31" svg:d="m10-8-14 28 6 3 8-16 8 16 6-3z"/>
    <draw:marker draw:name="EndMarker_5f_15" draw:display-name="EndMarker_15" svg:viewBox="0 0 28 31" svg:d="m10-8-14 28 6 3 8-16 8 16 6-3z"/>
    <draw:marker draw:name="EndMarker_5f_16" draw:display-name="EndMarker_16" svg:viewBox="0 0 28 31" svg:d="m10-8-14 28 6 3 8-16 8 16 6-3z"/>
    <draw:marker draw:name="EndMarker_5f_17" draw:display-name="EndMarker_17" svg:viewBox="0 0 28 31" svg:d="m10-8-14 28 6 3 8-16 8 16 6-3z"/>
    <draw:marker draw:name="EndMarker_5f_18" draw:display-name="EndMarker_18" svg:viewBox="0 0 28 31" svg:d="m10-8-14 28 6 3 8-16 8 16 6-3z"/>
    <draw:marker draw:name="EndMarker_5f_19" draw:display-name="EndMarker_19" svg:viewBox="0 0 28 31" svg:d="m10-8-14 28 6 3 8-16 8 16 6-3z"/>
    <draw:marker draw:name="EndMarker_5f_2" draw:display-name="EndMarker_2" svg:viewBox="0 0 28 31" svg:d="m10-8-14 28 6 3 8-16 8 16 6-3z"/>
    <draw:marker draw:name="EndMarker_5f_3" draw:display-name="EndMarker_3" svg:viewBox="0 0 28 31" svg:d="m10-8-14 28 6 3 8-16 8 16 6-3z"/>
    <draw:marker draw:name="EndMarker_5f_4" draw:display-name="EndMarker_4" svg:viewBox="0 0 28 31" svg:d="m10-8-14 28 6 3 8-16 8 16 6-3z"/>
    <draw:marker draw:name="EndMarker_5f_5" draw:display-name="EndMarker_5" svg:viewBox="0 0 28 31" svg:d="m10-8-14 28 6 3 8-16 8 16 6-3z"/>
    <draw:marker draw:name="EndMarker_5f_6" draw:display-name="EndMarker_6" svg:viewBox="0 0 28 31" svg:d="m10-8-14 28 6 3 8-16 8 16 6-3z"/>
    <draw:marker draw:name="EndMarker_5f_7" draw:display-name="EndMarker_7" svg:viewBox="0 0 28 31" svg:d="m10-8-14 28 6 3 8-16 8 16 6-3z"/>
    <draw:marker draw:name="EndMarker_5f_8" draw:display-name="EndMarker_8" svg:viewBox="0 0 28 31" svg:d="m10-8-14 28 6 3 8-16 8 16 6-3z"/>
    <draw:marker draw:name="EndMarker_5f_9" draw:display-name="EndMarker_9" svg:viewBox="0 0 28 31" svg:d="m10-8-14 28 6 3 8-16 8 16 6-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30T20:28:35.893231566</dc:date>
    <meta:document-statistic meta:object-count="61"/>
    <meta:generator>LibreOffice/4.1.6.2$Linux_X86_64 LibreOffice_project/410m0$Build-2</meta:generator>
  </office:meta>
</office:document-meta>
</file>